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6.591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3.916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3.387cm"/>
    </style:style>
    <style:style style:name="Table1.E" style:family="table-column">
      <style:table-column-properties style:column-width="4.524cm"/>
    </style:style>
    <style:style style:name="Table1.F" style:family="table-column">
      <style:table-column-properties style:column-width="3.598cm"/>
    </style:style>
    <style:style style:name="Table1.G" style:family="table-column">
      <style:table-column-properties style:column-width="5.08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A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G1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4c3366" officeooo:paragraph-rsid="00728cb1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7pt" officeooo:paragraph-rsid="01da2136" style:font-size-asian="7pt" style:font-size-complex="7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7pt" officeooo:paragraph-rsid="007b5577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7pt" officeooo:paragraph-rsid="007c2324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b3c4b7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a6d8fa" officeooo:paragraph-rsid="0080af3e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a6d8fa" officeooo:paragraph-rsid="0060abb5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78ff3a" officeooo:paragraph-rsid="0078ff3a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0pt" officeooo:paragraph-rsid="00125fa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8pt" fo:font-weight="bold" officeooo:rsid="00a6d8fa" officeooo:paragraph-rsid="0077e26c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5e6f77" officeooo:paragraph-rsid="00a8d5a6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a6d8fa" officeooo:paragraph-rsid="0060abb5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5e6f77" officeooo:paragraph-rsid="005e6f77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666b0e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67e757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7b5577" officeooo:paragraph-rsid="007b5577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6edc62" officeooo:paragraph-rsid="00b3c4b7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paragraph-rsid="007b5577"/>
    </style:style>
    <style:style style:name="P23" style:family="paragraph" style:parent-style-name="Standard" style:list-style-name="">
      <style:paragraph-properties fo:text-align="start" style:justify-single-word="false" text:number-lines="false" text:line-number="0"/>
      <style:text-properties style:font-name="Liberation Serif" fo:font-size="9pt" fo:font-weight="normal" officeooo:rsid="005e6f77" officeooo:paragraph-rsid="005f70ec" style:font-size-asian="9pt" style:font-weight-asian="normal" style:font-size-complex="9pt" style:font-weight-complex="normal"/>
    </style:style>
    <style:style style:name="P24" style:family="paragraph" style:parent-style-name="Standard" style:list-style-name="">
      <style:paragraph-properties fo:text-align="start" style:justify-single-word="false" text:number-lines="false" text:line-number="0"/>
      <style:text-properties style:font-name="Liberation Serif" fo:font-size="9pt" fo:font-weight="normal" officeooo:rsid="0089feac" officeooo:paragraph-rsid="0060abb5" style:font-size-asian="9pt" style:font-weight-asian="normal" style:font-size-complex="9pt" style:font-weight-complex="normal"/>
    </style:style>
    <style:style style:name="P25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3a491a" style:font-size-asian="9pt" style:font-size-complex="9pt"/>
    </style:style>
    <style:style style:name="P26" style:family="paragraph" style:parent-style-name="Table_20_Contents" style:list-style-name="">
      <style:paragraph-properties fo:text-align="end" style:justify-single-word="false"/>
    </style:style>
    <style:style style:name="T1" style:family="text">
      <style:text-properties officeooo:rsid="00747dfe"/>
    </style:style>
    <style:style style:name="T2" style:family="text">
      <style:text-properties officeooo:rsid="00728cb1"/>
    </style:style>
    <style:style style:name="T3" style:family="text">
      <style:text-properties officeooo:rsid="007683fc"/>
    </style:style>
    <style:style style:name="T4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e68346" style:font-size-asian="10pt" style:font-style-asian="normal" style:font-weight-asian="bold" style:font-size-complex="10pt" style:font-weight-complex="bold" style:text-emphasize="none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style:font-name="Liberation Serif" fo:font-size="9pt" officeooo:rsid="005d3052" style:font-size-asian="9pt" style:font-size-complex="9pt"/>
    </style:style>
    <style:style style:name="T8" style:family="text">
      <style:text-properties style:font-name="Liberation Serif" fo:font-size="9pt" officeooo:rsid="0077e26c" style:font-size-asian="9pt" style:font-size-complex="9pt"/>
    </style:style>
    <style:style style:name="T9" style:family="text">
      <style:text-properties style:font-name="Liberation Serif" fo:font-size="9pt" officeooo:rsid="007f26cb" style:font-size-asian="9pt" style:font-size-complex="9pt"/>
    </style:style>
    <style:style style:name="T10" style:family="text">
      <style:text-properties style:font-name="Liberation Serif" fo:font-size="9pt" officeooo:rsid="0080af3e" style:font-size-asian="9pt" style:font-size-complex="9pt"/>
    </style:style>
    <style:style style:name="T11" style:family="text">
      <style:text-properties style:font-name="Liberation Serif" fo:font-size="9pt" officeooo:rsid="00853f71" style:font-size-asian="9pt" style:font-size-complex="9pt"/>
    </style:style>
    <style:style style:name="T12" style:family="text"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font-name="Liberation Serif" fo:font-size="9pt" fo:font-weight="normal" officeooo:rsid="00636f9d" style:font-size-asian="9pt" style:font-weight-asian="normal" style:font-size-complex="9pt" style:font-weight-complex="normal"/>
    </style:style>
    <style:style style:name="T14" style:family="text">
      <style:text-properties style:font-name="Liberation Serif" fo:font-size="9pt" fo:font-weight="normal" officeooo:rsid="0066552a" style:font-size-asian="9pt" style:font-weight-asian="normal" style:font-size-complex="9pt" style:font-weight-complex="normal"/>
    </style:style>
    <style:style style:name="T15" style:family="text">
      <style:text-properties style:font-name="Liberation Serif" fo:font-size="9pt" fo:font-weight="normal" officeooo:rsid="0069e5a1" style:font-size-asian="9pt" style:font-weight-asian="normal" style:font-size-complex="9pt" style:font-weight-complex="normal"/>
    </style:style>
    <style:style style:name="T16" style:family="text">
      <style:text-properties style:font-name="Liberation Serif" fo:font-size="9pt" fo:font-weight="normal" officeooo:rsid="006dbaea" style:font-size-asian="9pt" style:font-weight-asian="normal" style:font-size-complex="9pt" style:font-weight-complex="normal"/>
    </style:style>
    <style:style style:name="T17" style:family="text">
      <style:text-properties style:font-name="Liberation Serif" fo:font-size="9pt" fo:font-weight="normal" officeooo:rsid="007b5577" style:font-size-asian="9pt" style:font-weight-asian="normal" style:font-size-complex="9pt" style:font-weight-complex="normal"/>
    </style:style>
    <style:style style:name="T18" style:family="text">
      <style:text-properties style:font-name="Liberation Serif" fo:font-size="9pt" fo:font-weight="normal" officeooo:rsid="007c2324" style:font-size-asian="9pt" style:font-weight-asian="normal" style:font-size-complex="9pt" style:font-weight-complex="normal"/>
    </style:style>
    <style:style style:name="T19" style:family="text">
      <style:text-properties style:font-name="Liberation Serif" fo:font-size="9pt" fo:font-weight="normal" officeooo:rsid="007f26cb" style:font-size-asian="9pt" style:font-weight-asian="normal" style:font-size-complex="9pt" style:font-weight-complex="normal"/>
    </style:style>
    <style:style style:name="T20" style:family="text">
      <style:text-properties style:font-name="Liberation Serif" fo:font-size="9pt" fo:font-weight="normal" officeooo:rsid="0080af3e" style:font-size-asian="9pt" style:font-weight-asian="normal" style:font-size-complex="9pt" style:font-weight-complex="normal"/>
    </style:style>
    <style:style style:name="T21" style:family="text">
      <style:text-properties officeooo:rsid="006532f8"/>
    </style:style>
    <style:style style:name="T22" style:family="text">
      <style:text-properties officeooo:rsid="00765804"/>
    </style:style>
    <style:style style:name="T23" style:family="text">
      <style:text-properties officeooo:rsid="00a05c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10">MAJOR DIAMETER</text:p>
            </table:table-cell>
            <table:table-cell table:style-name="Table1.A1" office:value-type="string">
              <text:p text:style-name="P10">PITCH DIAMETER</text:p>
            </table:table-cell>
            <table:table-cell table:style-name="Table1.A1" office:value-type="string">
              <text:p text:style-name="P10">MINOR DIAMETER</text:p>
            </table:table-cell>
            <table:table-cell table:style-name="Table1.A1" office:value-type="string">
              <text:p text:style-name="P10">½ FLACK ANGLE</text:p>
            </table:table-cell>
            <table:table-cell table:style-name="Table1.A1" office:value-type="string">
              <text:p text:style-name="P10">PITCH ERROR </text:p>
            </table:table-cell>
            <table:table-cell table:style-name="Table1.G1" office:value-type="string">
              <text:p text:style-name="P10">HARDNESS</text:p>
            </table:table-cell>
          </table:table-row>
        </table:table-header-rows>
        <table:table-row table:style-name="Table1.1">
          <table:table-cell table:style-name="Table1.A2" table:number-columns-spanned="7" office:value-type="string">
            <text:p text:style-name="P21"><text:span text:style-name="Source_20_Text"><text:span text:style-name="T7"><text:text-input text:description="&lt;for each=&quot;line in get_move_lines(o)&quot;&gt;">for loop rejection rework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7" office:value-type="string">
            <text:p text:style-name="P13"><text:text-input text:description="&lt;if test=&quot;line['type']&quot;&gt;">if typ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7" office:value-type="string">
            <text:p text:style-name="P13"><text:span text:style-name="T22">FOR </text:span><text:text-input text:description="&lt;line['type']&gt;">type</text:text-input> <text:span text:style-name="T22">MANUFACTURING GAUG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7" office:value-type="string">
            <text:p text:style-name="P7"><text:span text:style-name="Source_20_Text"><text:span text:style-name="T12"><text:text-input text:description="&lt;/if&gt;">end if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7" office:value-type="string">
            <text:p text:style-name="P20"><text:text-input text:description="&lt;if test=&quot;line['product']&quot;&gt;">if product 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7" office:value-type="string">
            <text:h text:style-name="P23" text:outline-level="2"><text:text-input text:description="&lt;line['product_info']&gt;">product_info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7" office:value-type="string">
            <text:p text:style-name="P15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7" office:value-type="string">
            <text:h text:style-name="P24" text:outline-level="2"><text:span text:style-name="T23"><text:text-input text:description="&lt;if test=&quot;line['serial_id']&quot;&gt;">if serial_id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<text:s text:c="3"/></text:p>
          </table:table-cell>
          <table:table-cell table:style-name="Table1.A1" office:value-type="string">
            <text:p text:style-name="P4"><text:span text:style-name="Source_20_Text"><text:span text:style-name="T13"><text:text-input text:description="&lt;line['major_dia']&gt;">major_dia</text:text-input></text:span></text:span></text:p>
          </table:table-cell>
          <table:table-cell table:style-name="Table1.A1" office:value-type="string">
            <text:p text:style-name="P16"><text:s/><text:bookmark-start text:name="__DdeLink__185_2061861996312"/><text:span text:style-name="T21"><text:text-input text:description="&lt;line['pitch_dia']&gt;">pitch_dia</text:text-input></text:span><text:bookmark-end text:name="__DdeLink__185_2061861996312"/></text:p>
          </table:table-cell>
          <table:table-cell table:style-name="Table1.A1" office:value-type="string">
            <text:p text:style-name="P21"><text:bookmark-start text:name="__DdeLink__185_206186199611612"/><text:span text:style-name="Source_20_Text"><text:span text:style-name="T14"><text:text-input text:description="&lt;line['minor_dia']&gt;">minor_dia</text:text-input></text:span></text:span><text:bookmark-end text:name="__DdeLink__185_206186199611612"/></text:p>
          </table:table-cell>
          <table:table-cell table:style-name="Table1.A1" office:value-type="string">
            <text:p text:style-name="P17"><text:bookmark-start text:name="__DdeLink__185_206186199611712"/><text:text-input text:description="&lt;line['flank_ang']&gt;">flank_ang</text:text-input><text:bookmark-end text:name="__DdeLink__185_206186199611712"/></text:p>
          </table:table-cell>
          <table:table-cell table:style-name="Table1.A1" office:value-type="string">
            <text:p text:style-name="P18"><text:bookmark-start text:name="__DdeLink__185_206186199612212"/><text:text-input text:description="&lt;line['pitch_error']&gt;">pitch_error</text:text-input><text:bookmark-end text:name="__DdeLink__185_206186199612212"/></text:p>
          </table:table-cell>
          <table:table-cell table:style-name="Table1.G1" office:value-type="string">
            <text:p text:style-name="P4"><text:span text:style-name="Source_20_Text"><text:span text:style-name="T15"><text:text-input text:description="&lt;line['hardness']&gt;">hardness</text:text-input></text:span></text:span></text:p>
          </table:table-cell>
        </table:table-row>
        <table:table-row table:style-name="Table1.1">
          <table:table-cell table:style-name="Table1.A11" office:value-type="string">
            <text:p text:style-name="P12"><text:span text:style-name="Source_20_Text"><text:span text:style-name="T16"><text:text-input text:description="&lt;line['serial_id']&gt;">serial_id</text:text-input></text:span></text:span></text:p>
          </table:table-cell>
          <table:table-cell table:style-name="Table1.A11" office:value-type="string">
            <text:p text:style-name="P5"><text:span text:style-name="Source_20_Text"><text:span text:style-name="T17"><text:text-input text:description="&lt;line['major_dia_value']&gt;">major_dia_value</text:text-input></text:span></text:span></text:p>
          </table:table-cell>
          <table:table-cell table:style-name="Table1.A11" office:value-type="string">
            <text:p text:style-name="P19"><text:text-input text:description="&lt;line['pitch_dia_value']&gt;">pitch_dia_value</text:text-input></text:p>
          </table:table-cell>
          <table:table-cell table:style-name="Table1.A11" office:value-type="string">
            <text:p text:style-name="P22"><text:span text:style-name="Source_20_Text"><text:span text:style-name="T17"><text:text-input text:description="&lt;line['minor_dia_value']&gt;">minor_dia_value</text:text-input></text:span></text:span></text:p>
          </table:table-cell>
          <table:table-cell table:style-name="Table1.A11" office:value-type="string">
            <text:p text:style-name="P19"><text:text-input text:description="&lt;line['flank_ang_value']&gt;">flank_ang_value</text:text-input></text:p>
          </table:table-cell>
          <table:table-cell table:style-name="Table1.A11" office:value-type="string">
            <text:p text:style-name="P19"><text:text-input text:description="&lt;line['pitch_error_value']&gt;">pitch_error_value</text:text-input></text:p>
          </table:table-cell>
          <table:table-cell table:style-name="Table1.G11" office:value-type="string">
            <text:p text:style-name="P6"><text:span text:style-name="Source_20_Text"><text:span text:style-name="T18"><text:text-input text:description="&lt;line['hardness_value']&gt;">hardness_value</text:text-input></text:span></text:span></text:p>
          </table:table-cell>
        </table:table-row>
        <table:table-row table:style-name="Table1.1">
          <table:table-cell table:style-name="Table1.G11" table:number-columns-spanned="7" office:value-type="string">
            <text:p text:style-name="P8"><text:span text:style-name="T8">RESULT:</text:span><text:span text:style-name="T6"><text:text-input text:description="&lt;line['result']&gt;">result</text:text-input></text:span><text:span text:style-name="T6"> <text:s text:c="20"/></text:span><text:span text:style-name="T9">REJ. DESCRIPTION:</text:span><text:span text:style-name="Source_20_Text"><text:span text:style-name="T19"><text:text-input text:description="&lt;line['rej_description']&gt;">rej_description</text:text-input></text:span></text:span><text:span text:style-name="Source_20_Text"><text:span text:style-name="T19"> <text:s text:c="22"/></text:span></text:span><text:span text:style-name="Source_20_Text"><text:span text:style-name="T9">CHECKED </text:span></text:span><text:span text:style-name="Source_20_Text"><text:span text:style-name="T11">ON</text:span></text:span><text:span text:style-name="Source_20_Text"><text:span text:style-name="T19">:</text:span></text:span><text:span text:style-name="Source_20_Text"><text:span text:style-name="T19"><text:text-input text:description="&lt;line['checked_on']&gt;">checked_on</text:text-input></text:span></text:span><text:span text:style-name="Source_20_Text"><text:span text:style-name="T19"> <text:s text:c="30"/></text:span></text:span><text:span text:style-name="Source_20_Text"><text:span text:style-name="T9">BY:</text:span></text:span><text:span text:style-name="Source_20_Text"><text:span text:style-name="T19"><text:text-input text:description="&lt;line['checked_by']&gt;">checked_by</text:text-input></text:span></text:span><text:span text:style-name="Source_20_Text"><text:span text:style-name="T19"> <text:s text:c="34"/></text:span></text:span><text:span text:style-name="Source_20_Text"><text:span text:style-name="T10">NRD NO:</text:span></text:span><text:span text:style-name="Source_20_Text"><text:span text:style-name="T20"><text:text-input text:description="&lt;line['nrd_no']&gt;">nrd_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7" office:value-type="string">
            <text:h text:style-name="P25" text:outline-level="2"><text:span text:style-name="Source_20_Text"><text:span text:style-name="T5"><text:text-input text:description="&lt;/if&gt;">end if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7" office:value-type="string">
            <text:p text:style-name="P11"><text:span text:style-name="Source_20_Text"><text:span text:style-name="T6"><text:text-input text:description="&lt;/for&gt;">end fo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26.591cm" fo:margin-left="0cm" table:align="left"/>
    </style:style>
    <style:style style:name="Table2.A" style:family="table-column">
      <style:table-column-properties style:column-width="26.591cm"/>
    </style:style>
    <style:style style:name="Table2.1" style:family="table-row">
      <style:table-row-properties style:row-height="0.508cm"/>
    </style:style>
    <style:style style:name="Table2.A1" style:family="table-cell">
      <style:table-cell-properties style:vertical-align=""/>
    </style:style>
    <style:style style:name="M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4c3366" officeooo:paragraph-rsid="00728cb1" style:font-size-asian="11pt" style:font-weight-asian="bold" style:font-size-complex="11pt" style:font-weight-complex="bold"/>
    </style:style>
    <style:style style:name="MP3" style:family="paragraph" style:parent-style-name="Table_20_Contents" style:list-style-name="">
      <style:paragraph-properties fo:text-align="end" style:justify-single-word="false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officeooo:rsid="00747dfe"/>
    </style:style>
    <style:style style:name="MT2" style:family="text">
      <style:text-properties officeooo:rsid="00728cb1"/>
    </style:style>
    <style:style style:name="MT3" style:family="text">
      <style:text-properties officeooo:rsid="007683fc"/>
    </style:style>
    <style:style style:name="MT4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e68346" style:font-size-asian="10pt" style:font-style-asian="normal" style:font-weight-asian="bold" style:font-size-complex="10pt" style:font-weight-complex="bold" style:text-emphasize="none"/>
    </style:style>
    <style:page-layout style:name="Mpm1">
      <style:page-layout-properties fo:page-width="29.693cm" fo:page-height="21.006cm" style:num-format="1" style:print-orientation="landscape" fo:margin-top="0.76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24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TRUTHRED GAUGES &amp; TOOLS PVT. LTD.</text:p>
        <text:p text:style-name="MP2">RE<text:span text:style-name="MT1">WORK REPORT FOR QC </text:span>FR<text:span text:style-name="MT2">OM </text:span><text:s/><text:text-input text:description="&lt;formatLang(o.date_start,date = True) &gt;">period</text:text-input> <text:span text:style-name="MT3">TO</text:span> <text:text-input text:description="&lt;formatLang(o.date_stop,date = True) &gt;">period</text:text-input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h text:style-name="MP3" text:outline-level="2"><text:span text:style-name="Source_20_Text"><text:span text:style-name="MT4">Page </text:span></text:span><text:span text:style-name="Source_20_Text"><text:span text:style-name="MT4"><text:page-number text:select-page="current">1</text:page-number></text:span></text:span><text:span text:style-name="Source_20_Text"><text:span text:style-name="MT4"> of </text:span></text:span><text:span text:style-name="Source_20_Text"><text:span text:style-name="MT4"><text:page-count>1</text:page-count></text:span></text:span></text:h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5-01-29T16:29:07.653784383</dc:date>
    <meta:editing-duration>PT6H33M42S</meta:editing-duration>
    <meta:editing-cycles>153</meta:editing-cycles>
    <meta:generator>LibreOffice/4.2.3.3$Linux_x86 LibreOffice_project/420m0$Build-3</meta:generator>
    <meta:document-statistic meta:table-count="2" meta:image-count="0" meta:object-count="0" meta:page-count="1" meta:paragraph-count="34" meta:word-count="141" meta:character-count="714" meta:non-whitespace-character-count="558"/>
  </office:meta>
</office:document-meta>
</file>